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61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Document created by Ooo 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9-08-20T15:36:28</meta:creation-date>
    <dc:date>2009-08-20T15:38:11</dc:date>
    <dc:language>de-DE</dc:language>
    <meta:editing-cycles>2</meta:editing-cycles>
    <meta:editing-duration>PT1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2" meta:word-count="5" meta:character-count="28"/>
  </office:meta>
</office:document-meta>
</file>

<file path=META-INF/documentsignatures.xml><?xml version="1.0" encoding="utf-8"?>
<document-signatures xmlns="http://openoffice.org/2004/documentsignatures">
  <Signature xmlns="http://www.w3.org/2000/09/xmldsig#" Id="ID_00b6009700390090008d008e001100de009e00790096007100c9007c0078007a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J6OOr2N7IwtbeuG9e8CkFNHBW9g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9Ssd9dtAdU1NnmeG+J+G3cz/+A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Rr1AsDt6LTeK6avxxUnHZ8IHv0s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ljFRNGDiF+eOZZ64y2L1byQ/qQs=</DigestValue>
      </Reference>
      <Reference URI="ObjectReplacements/Object 1">
        <DigestMethod Algorithm="http://www.w3.org/2000/09/xmldsig#sha1"/>
        <DigestValue>GgO0XOTnRIzpYY59xI7E9uQRNh8=</DigestValue>
      </Reference>
      <Reference URI="Object 1/content.xml">
        <Transforms>
          <Transform Algorithm="http://www.w3.org/TR/2001/REC-xml-c14n-20010315"/>
        </Transforms>
        <DigestMethod Algorithm="http://www.w3.org/2000/09/xmldsig#sha1"/>
        <DigestValue>TRMSTHHU5rbezbW0+bAFVjV5FAw=</DigestValue>
      </Reference>
      <Reference URI="Object 1/settings.xml">
        <Transforms>
          <Transform Algorithm="http://www.w3.org/TR/2001/REC-xml-c14n-20010315"/>
        </Transforms>
        <DigestMethod Algorithm="http://www.w3.org/2000/09/xmldsig#sha1"/>
        <DigestValue>7E4gX7Y3gRHZmibg50ewuqMrX3E=</DigestValue>
      </Reference>
      <Reference URI="#ID_00b6009700390091008d008e001100de00bb009d0096007100c9007c0078007a">
        <DigestMethod Algorithm="http://www.w3.org/2000/09/xmldsig#sha1"/>
        <DigestValue>vgxhEPwuSV37Ay7yqeBQQCtxcJE=</DigestValue>
      </Reference>
    </SignedInfo>
    <SignatureValue>DGIUzhrNPZD9izeBcHc5hs5/wI+ETxUsTQ2NA9epWm365TAwoBSUVsFSKRl5LhrL
Ykv1eDSm7RHYsT8zkvtyf1mMBqUQwN9Cguf0L3gkBTttaXfa+U5EZ1QrTfz2Y9sf
2SJk++b4jkPnaeY6MbaRUEFzt/dTjZNqstUf133cCg8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b6009700390091008d008e001100de00bb009d0096007100c9007c0078007a" Target="#ID_00b6009700390090008d008e001100de009e00790096007100c9007c0078007a">
          <dc:date xmlns:dc="http://purl.org/dc/elements/1.1/">2009-08-20T15:38:15,56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∓</math:mo>
          <math:mrow>
            <math:mo math:stretchy="false">−</math:mo>
            <math:mrow>
              <math:mo math:stretchy="false">∓</math:mo>
            </math:mrow>
          </math:mrow>
        </math:mrow>
        <math:mo math:stretchy="false">⋅</math:mo>
      </math:mrow>
      <math:mo math:stretchy="false">∗</math:mo>
    </math:mrow>
    <math:annotation math:encoding="StarMath 5.0">-+--+&lt;?&gt; cdot &lt;?&gt;  * &lt;?&gt;    </math:annotation>
  </math:semantics>
</math:math>
</file>